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ாத்த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ழகிரிசாமி. க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ந்தசாமி. ச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ார்ல் மார்க்ஸ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ம்பத். எ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்ரமண்யம். க. ந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ெல்லப்பா. சி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பரமசிவன். தொ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பிச்சமூர்த்தி. ந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ுருகன். இர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நாகராஜன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ங்கநாதன். தி. ஜ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கிருஷ்ணன். எஸ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ாமிர்தம். லா. ச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கோபாலன். கு. ப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நாராயணன். 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்ராம். எம். வ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ேசன்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ஜானகிராமன். 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ஷெரீப். கா. ம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62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2:30:56.232041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0-12-25T22:31:58.096361635</dc:date>
    <meta:editing-duration>PT4H50M17S</meta:editing-duration>
    <meta:editing-cycles>63</meta:editing-cycles>
    <meta:document-statistic meta:table-count="1" meta:cell-count="76" meta:object-count="0"/>
  </office:meta>
</office:document-meta>
</file>